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Default">
      <style:paragraph-properties fo:line-height="15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02a7e17" fo:hyphenate="false" fo:hyphenation-remain-char-count="2" fo:hyphenation-push-char-count="2" loext:hyphenation-no-caps="false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036d168" fo:hyphenate="false" fo:hyphenation-remain-char-count="2" fo:hyphenation-push-char-count="2" loext:hyphenation-no-caps="false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normal" officeooo:rsid="0037297a" officeooo:paragraph-rsid="0037297a" style:font-weight-asian="normal" style:font-weight-complex="normal" fo:hyphenate="fals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normal" officeooo:rsid="00464e98" officeooo:paragraph-rsid="00464e98" style:font-weight-asian="normal" style:font-weight-complex="normal" fo:hyphenate="false" fo:hyphenation-remain-char-count="2" fo:hyphenation-push-char-count="2" loext:hyphenation-no-caps="false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normal" officeooo:rsid="003a969e" officeooo:paragraph-rsid="003a969e" style:font-weight-asian="normal" style:font-weight-complex="normal" fo:hyphenate="false" fo:hyphenation-remain-char-count="2" fo:hyphenation-push-char-count="2" loext:hyphenation-no-caps="false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2a7e17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2f5789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2e16af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33bdb6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411aad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5b1edc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2f5789" officeooo:paragraph-rsid="002f5789" style:font-weight-asian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33bdb6" officeooo:paragraph-rsid="0033bdb6" style:font-weight-asian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37297a" officeooo:paragraph-rsid="0037297a" style:font-weight-asian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3b84ec" officeooo:paragraph-rsid="003b84ec" style:font-weight-asian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3d6578" officeooo:paragraph-rsid="003d6578" style:font-weight-asian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401cfb" officeooo:paragraph-rsid="00401cfb" style:font-weight-asian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04b4f4f" officeooo:paragraph-rsid="004b4f4f" style:font-weight-asian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style:page-number="auto" fo:background-color="transparent" style:writing-mode="lr-tb"/>
      <style:text-properties fo:font-weight="normal" officeooo:rsid="0025deca" officeooo:paragraph-rsid="0025deca" style:font-weight-asian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style:page-number="auto" fo:background-color="transparent" style:writing-mode="lr-tb"/>
      <style:text-properties officeooo:paragraph-rsid="0025deca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fo:background-color="transparent" style:writing-mode="lr-tb"/>
      <style:text-properties fo:color="#000000" style:font-name="Times New Roman" fo:font-size="14pt" fo:font-weight="normal" officeooo:rsid="00142412" officeooo:paragraph-rsid="0025deca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fo:background-color="transparent" style:writing-mode="lr-tb"/>
      <style:text-properties fo:font-weight="normal" officeooo:rsid="0025deca" officeooo:paragraph-rsid="0025deca" style:font-weight-asian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fo:background-color="transparent" style:writing-mode="lr-tb"/>
      <style:text-properties officeooo:paragraph-rsid="0025deca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.101cm" style:auto-text-indent="false" fo:background-color="transparent" style:writing-mode="lr-tb"/>
      <style:text-properties officeooo:rsid="00476600" officeooo:paragraph-rsid="00476600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style:font-name="Times New Roman" fo:font-size="14pt" fo:font-weight="normal" officeooo:rsid="0033bdb6" officeooo:paragraph-rsid="0033bdb6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style:font-name="Times New Roman" fo:font-size="14pt" fo:font-weight="normal" officeooo:rsid="003b84ec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style:page-number="auto" fo:background-color="transparent" style:writing-mode="lr-tb"/>
      <style:text-properties style:font-name="Times New Roman" fo:font-size="14pt" fo:font-weight="normal" officeooo:rsid="0046ffc3" officeooo:paragraph-rsid="0046ffc3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2cm" style:auto-text-indent="false" fo:background-color="transparent" style:writing-mode="lr-tb"/>
      <style:text-properties style:font-name="Times New Roman" fo:font-size="14pt" fo:font-weight="normal" officeooo:rsid="0046ffc3" officeooo:paragraph-rsid="0046ffc3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orphans="2" fo:widows="2" fo:hyphenation-ladder-count="no-limit" fo:text-indent="1.101cm" style:auto-text-indent="false" style:page-number="auto" fo:background-color="transparent" style:writing-mode="lr-tb"/>
      <style:text-properties style:font-name="Times New Roman" fo:font-size="14pt" fo:font-weight="normal" officeooo:rsid="0046ffc3" officeooo:paragraph-rsid="0046ffc3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4" style:family="paragraph" style:parent-style-name="Default" style:master-page-name="Standard">
      <style:paragraph-properties fo:line-height="150%" fo:text-align="center" style:justify-single-word="false" style:page-number="auto"/>
      <style:text-properties fo:color="#000000" style:font-name="Times New Roman" fo:font-size="14pt" fo:font-weight="bold" officeooo:rsid="000c7238" officeooo:paragraph-rsid="000c7238" style:font-name-asian="Calibri1" style:font-size-asian="14pt" style:font-weight-asian="bold" style:font-name-complex="Times New Roman1" style:font-size-complex="14pt"/>
    </style:style>
    <style:style style:name="T1" style:family="text">
      <style:text-properties fo:color="#000000" style:font-name="Times New Roman" fo:font-size="14pt" fo:font-weight="bold" officeooo:rsid="0013741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officeooo:rsid="0014241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fo:font-weight="bold" officeooo:rsid="0028936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font-weight="bold" officeooo:rsid="0064089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36d16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55dd8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 New Roman" fo:font-size="14pt" officeooo:rsid="001e0f2e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 New Roman" fo:font-size="14pt" officeooo:rsid="000c7238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style:font-name="Times New Roman" fo:font-size="14pt" officeooo:rsid="00103176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style:font-name="Times New Roman" fo:font-size="14pt" officeooo:rsid="00116cb5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 New Roman" fo:font-size="14pt" officeooo:rsid="000e53dd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font-name="Times New Roman" fo:font-size="14pt" officeooo:rsid="0033bdb6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 New Roman" fo:font-size="14pt" officeooo:rsid="00381500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officeooo:rsid="00399316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4pt" officeooo:rsid="003d6578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Times New Roman" fo:font-size="14pt" officeooo:rsid="003dafdf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style:font-name="Times New Roman" fo:font-size="14pt" officeooo:rsid="003e458d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style:font-name="Times New Roman" fo:font-size="14pt" officeooo:rsid="00411aad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officeooo:rsid="004a586e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style:font-name="Times New Roman" fo:font-size="14pt" officeooo:rsid="004af26e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style:font-name="Times New Roman" fo:font-size="14pt" officeooo:rsid="00535ec0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style:font-name="Times New Roman" fo:font-size="14pt" officeooo:rsid="00546a7d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style:font-name="Times New Roman" fo:font-size="14pt" officeooo:rsid="005a5822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000000" style:font-name="Times New Roman" fo:font-size="14pt" officeooo:rsid="005dd099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color="#000000" style:font-name="Times New Roman" fo:font-size="14pt" officeooo:rsid="005ddc98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color="#000000" style:font-name="Times New Roman" fo:font-size="14pt" officeooo:rsid="005e121e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fo:color="#000000" style:font-name="Times New Roman" fo:font-size="14pt" officeooo:rsid="005e48b4" style:font-name-asian="Times New Roman1" style:font-size-asian="14pt" style:language-asian="ru" style:country-asian="RU" style:font-name-complex="Times New Roman1" style:font-size-complex="14pt"/>
    </style:style>
    <style:style style:name="T29" style:family="text">
      <style:text-properties fo:color="#000000" style:font-name="Times New Roman" fo:font-size="14pt" officeooo:rsid="005f0669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fo:color="#000000" style:font-name="Times New Roman" fo:font-size="14pt" fo:font-weight="normal" officeooo:rsid="0014241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1" style:family="text">
      <style:text-properties fo:color="#000000" style:font-name="Times New Roman" fo:font-size="14pt" fo:font-weight="normal" officeooo:rsid="0020cc0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2" style:family="text">
      <style:text-properties fo:color="#000000" style:font-name="Times New Roman" fo:font-size="14pt" fo:font-weight="normal" officeooo:rsid="0021cd5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3" style:family="text">
      <style:text-properties fo:color="#000000" style:font-name="Times New Roman" fo:font-size="14pt" fo:font-weight="normal" officeooo:rsid="0023fc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4" style:family="text">
      <style:text-properties fo:color="#000000" style:font-name="Times New Roman" fo:font-size="14pt" fo:font-weight="normal" officeooo:rsid="000c723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5" style:family="text">
      <style:text-properties fo:color="#000000" style:font-name="Times New Roman" fo:font-size="14pt" fo:font-weight="normal" officeooo:rsid="002e16a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6" style:family="text">
      <style:text-properties fo:color="#000000" style:font-name="Times New Roman" fo:font-size="14pt" fo:font-weight="normal" officeooo:rsid="0032225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7" style:family="text">
      <style:text-properties fo:color="#000000" style:font-name="Times New Roman" fo:font-size="14pt" fo:font-weight="normal" officeooo:rsid="002a7e1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8" style:family="text">
      <style:text-properties fo:color="#000000" style:font-name="Times New Roman" fo:font-size="14pt" fo:font-weight="normal" officeooo:rsid="002c4f3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fo:color="#000000" style:font-name="Times New Roman" fo:font-size="14pt" fo:font-weight="normal" officeooo:rsid="0030a4a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0" style:family="text">
      <style:text-properties fo:color="#000000" style:font-name="Times New Roman" fo:font-size="14pt" fo:font-weight="normal" officeooo:rsid="002f578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style:font-name="Times New Roman" fo:font-size="14pt" fo:font-weight="normal" officeooo:rsid="0033bdb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2" style:family="text">
      <style:text-properties fo:color="#000000" style:font-name="Times New Roman" fo:font-size="14pt" fo:font-weight="normal" officeooo:rsid="00341e6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style:font-name="Times New Roman" fo:font-size="14pt" fo:font-weight="normal" officeooo:rsid="0038004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style:font-name="Times New Roman" fo:font-size="14pt" fo:font-weight="normal" officeooo:rsid="00411aa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03dafd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style:font-name="Times New Roman" fo:font-size="14pt" fo:font-weight="normal" officeooo:rsid="003e458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7" style:family="text">
      <style:text-properties fo:color="#000000" style:font-name="Times New Roman" fo:font-size="14pt" fo:font-weight="normal" officeooo:rsid="0041b0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fo:color="#000000" style:font-name="Times New Roman" fo:font-size="14pt" fo:font-weight="normal" officeooo:rsid="00431e3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9" style:family="text">
      <style:text-properties fo:color="#000000" style:font-name="Times New Roman" fo:font-size="14pt" fo:font-weight="normal" officeooo:rsid="005151e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0" style:family="text">
      <style:text-properties fo:color="#000000" style:font-name="Times New Roman" fo:font-size="14pt" fo:font-weight="normal" officeooo:rsid="005ca5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1" style:family="text">
      <style:text-properties fo:color="#000000" style:font-name="Times New Roman" fo:font-size="14pt" fo:font-weight="normal" officeooo:rsid="005b1ed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2" style:family="text">
      <style:text-properties fo:color="#000000" style:font-name="Times New Roman" fo:font-size="14pt" fo:font-weight="normal" officeooo:rsid="00611e7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style:font-name="Times New Roman" fo:font-size="14pt" officeooo:rsid="000e53dd" style:font-name-asian="Times New Roman1" style:font-size-asian="14pt" style:language-asian="ru" style:country-asian="RU" style:font-name-complex="Times New Roman1" style:font-size-complex="14pt"/>
    </style:style>
    <style:style style:name="T55" style:family="text">
      <style:text-properties style:font-name="Times New Roman" fo:font-size="14pt" officeooo:rsid="0046ffc3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style:font-name="Times New Roman" fo:font-size="14pt" officeooo:rsid="004c8748" style:font-name-asian="Times New Roman1" style:font-size-asian="14pt" style:language-asian="ru" style:country-asian="RU" style:font-name-complex="Times New Roman1" style:font-size-complex="14pt"/>
    </style:style>
    <style:style style:name="T57" style:family="text"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8" style:family="text">
      <style:text-properties style:font-name="Times New Roman" fo:font-size="14pt" fo:font-weight="normal" officeooo:rsid="00484df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9" style:family="text">
      <style:text-properties officeooo:rsid="0020cc0f"/>
    </style:style>
    <style:style style:name="T60" style:family="text">
      <style:text-properties officeooo:rsid="004e0556"/>
    </style:style>
    <style:style style:name="T61" style:family="text">
      <style:text-properties officeooo:rsid="004f5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Испытательный <text:s/>стенд для ЦОС-32(19?)</text:p>
      <text:p text:style-name="P1"/>
      <text:p text:style-name="P2"><text:span text:style-name="T7">1. </text:span><text:span text:style-name="T8">Модуль работы с сетью</text:span></text:p>
      <text:p text:style-name="P9"><text:span text:style-name="T9">1.</text:span><text:span text:style-name="T10">1 </text:span><text:span text:style-name="T11">Модуль подключения</text:span></text:p>
      <text:p text:style-name="P24"><text:span text:style-name="T30">1.1.1 </text:span><text:span text:style-name="T31">Функция подключения к генератору </text:span><text:span text:style-name="T33">(</text:span><text:span text:style-name="T52">IP</text:span><text:span text:style-name="T33">, номер порта)</text:span></text:p>
      <text:p text:style-name="P25">1.1.2 <text:span text:style-name="T59">Функция от</text:span><text:span text:style-name="T60">соединения </text:span><text:span text:style-name="T61">от генератора</text:span></text:p>
      <text:p text:style-name="P27"><text:span text:style-name="T30">1.1.3 </text:span><text:span text:style-name="T32">Функция изменения состояния подключения </text:span><text:span text:style-name="T49">(по сигналу изменения состояния выводит ошибку, блокирует остальные модули?)</text:span></text:p>
      <text:p text:style-name="P5"><text:span text:style-name="T1">1.2 </text:span><text:span text:style-name="T2">Модуль </text:span><text:span text:style-name="T3">приема/передачи данных</text:span></text:p>
      <text:p text:style-name="P23"><text:span text:style-name="T8">1.</text:span><text:span text:style-name="T7">2.1 Функция передачи данных </text:span><text:span text:style-name="T22">(получает данные от других модулей, отправляет их генератору)</text:span></text:p>
      <text:p text:style-name="P26"><text:span text:style-name="T7">1.2.2 Функция приема данных </text:span><text:span text:style-name="T23">(принимает данные от генератора)</text:span></text:p>
      <text:p text:style-name="P4"><text:span text:style-name="T4">1.3 Модуль</text:span><text:span text:style-name="T5"> распределения принимаемых данных для каждого отдельного модуля </text:span><text:span text:style-name="T6">(определяет какому модулю отправить принятые данные???)</text:span></text:p>
      <text:p text:style-name="P2"><text:span text:style-name="T7">2. </text:span><text:span text:style-name="T9">Модуль цифровой модуляции</text:span></text:p>
      <text:p text:style-name="P3"><text:span text:style-name="T34">2.</text:span><text:span text:style-name="T35">1 </text:span><text:span text:style-name="T36">Установка </text:span><text:span text:style-name="T37">типа сигнала (немодулированный, лчм, кн)</text:span></text:p>
      <text:p text:style-name="P10"><text:span text:style-name="T37">2.2 </text:span><text:span text:style-name="T36">Установка </text:span><text:span text:style-name="T37">параметров </text:span><text:span text:style-name="T38">пачки </text:span><text:span text:style-name="T39">импульсов </text:span><text:span text:style-name="T38">(время развертки, количество импульсов, частота дискретизации, длительность импульса)</text:span></text:p>
      <text:p text:style-name="P12"><text:span text:style-name="T38">2.</text:span><text:span text:style-name="T35">3 </text:span><text:span text:style-name="T36">Установка</text:span><text:span text:style-name="T40"> параметров шума (</text:span><text:span text:style-name="T42">мат. ожидание</text:span><text:span text:style-name="T40">, дисперсия)</text:span></text:p>
      <text:p text:style-name="P11"><text:span text:style-name="T40">2.4. </text:span><text:span text:style-name="T41">Выбор вариантов</text:span><text:span text:style-name="T40"> отображения пачки импульсов (реальная и мнимая части, огибающая, фаза, амплитудный спектр)</text:span></text:p>
      <text:p text:style-name="P16"><text:soft-page-break/><text:span text:style-name="T7">2.5 </text:span><text:span text:style-name="T13">Функция формирования задания по выбранным параметрам (создание таблицы пачки импульсов)</text:span></text:p>
      <text:p text:style-name="P17"><text:span text:style-name="T7">2.6 </text:span><text:span text:style-name="T24">После создания таблицы импульсов у</text:span><text:span text:style-name="T7">становка параметров каждого импульса (амплитуда, частота, время запаздывания, фаза)</text:span></text:p>
      <text:p text:style-name="P13"><text:span text:style-name="T41">2.7 Функция формирования пачки импульсов </text:span><text:span text:style-name="T43">(массива данных)</text:span></text:p>
      <text:p text:style-name="P29">2.8 Функция отображения пачки импульсов на графике</text:p>
      <text:p text:style-name="P2"><text:span text:style-name="T7">3. </text:span><text:span text:style-name="T9">Модуль непрерывного гармонического </text:span><text:span text:style-name="T12">сигнала</text:span></text:p>
      <text:p text:style-name="P6"><text:span text:style-name="T12">3.</text:span><text:span text:style-name="T7">1 Установка параметров для непрерывного гармонического сигнала </text:span><text:span text:style-name="T20">(амплитуда, частота)</text:span></text:p>
      <text:p text:style-name="P18"><text:span text:style-name="T7">3.2 </text:span><text:span text:style-name="T14">Функция запуска выходной мощности на выходе генератора </text:span><text:span text:style-name="T15">(отключение цифровой модуляции)</text:span></text:p>
      <text:p text:style-name="P2"><text:span text:style-name="T7">4. </text:span><text:span text:style-name="T9">Модуль управления общими параметрами генератора Г7М-06</text:span><text:span text:style-name="T7">:</text:span></text:p>
      <text:p text:style-name="P8"><text:span text:style-name="T7">4.1 </text:span><text:span text:style-name="T21">Управление общими параметрами (уровень выходной мощности, </text:span><text:span text:style-name="T29">фиксированная </text:span><text:span text:style-name="T21">частота)</text:span></text:p>
      <text:p text:style-name="P22"><text:span text:style-name="T21">4.</text:span><text:span text:style-name="T7">2 </text:span><text:span text:style-name="T25">Включение/</text:span><text:span text:style-name="T27">отключени</text:span><text:span text:style-name="T28">е</text:span><text:span text:style-name="T25"> мощности </text:span><text:span text:style-name="T26">на выходе генератора</text:span></text:p>
      <text:p text:style-name="P2"><text:span text:style-name="T7">5. </text:span><text:span text:style-name="T12">Модуль синхронизации (скрыть в модуле цифровой модуляции)</text:span></text:p>
      <text:p text:style-name="P30">5.1 Установка в качестве источника для регистратора событий системы запуска генератора сигналов внешнего сигнала</text:p>
      <text:p text:style-name="P19"><text:span text:style-name="T7">5.2 </text:span><text:span text:style-name="T16">Включение выхода синхронизации</text:span></text:p>
      <text:p text:style-name="P20"><text:span text:style-name="T7">5.3 </text:span><text:span text:style-name="T17">Установка </text:span><text:span text:style-name="T18">события формирования сигнала на выходе синхронизации (захват фапч/арм)</text:span></text:p>
      <text:p text:style-name="P21"><text:span text:style-name="T18">5.</text:span><text:span text:style-name="T7">4 </text:span><text:span text:style-name="T19">Включение дополнительного выхода синхронизации</text:span></text:p>
      <text:p text:style-name="P14"><text:soft-page-break/><text:span text:style-name="T44">5.5 </text:span><text:span text:style-name="T45">Установка </text:span><text:span text:style-name="T46">события формирования сигнала на </text:span><text:span text:style-name="T44">дополнительном </text:span><text:span text:style-name="T46">выходе синхронизации (</text:span><text:span text:style-name="T47">Сигнал маркера</text:span><text:span text:style-name="T48">(1)</text:span><text:span text:style-name="T46">)</text:span></text:p>
      <text:p text:style-name="P15"><text:span text:style-name="T46">5.</text:span><text:span text:style-name="T51">6 Выбор </text:span><text:span text:style-name="T50">параметров маркера</text:span></text:p>
      <text:p text:style-name="P2"><text:span text:style-name="T53">6. </text:span><text:span text:style-name="T54">Модуль сохранения/загрузки сигналов цифровой модуляции</text:span></text:p>
      <text:p text:style-name="P7"><text:span text:style-name="T54">6.</text:span><text:span text:style-name="T53">1 </text:span><text:span text:style-name="T55">Выбор вида сохранения данных сигнало</text:span><text:span text:style-name="T56">в</text:span><text:span text:style-name="T55"> цифровой модуляции:</text:span></text:p>
      <text:p text:style-name="P31">По типу данных: int_16; int_32; float;</text:p>
      <text:p text:style-name="P32">По форме данных: .txt или .bin;</text:p>
      <text:p text:style-name="P32">По виду представления сигналов: комплексный вид или действительный вид.</text:p>
      <text:p text:style-name="P33">6.2 Функция сохранения сигналов цифровой модуляции в файл</text:p>
      <text:p text:style-name="P28"><text:span text:style-name="T57">6.3 Функция загрузки </text:span><text:span text:style-name="T58">сигналов цифровой модуляции (массив бит) в генератор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font-size="11pt" style:font-size-asian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fo:background-color="#e1dfdd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мир</meta:initial-creator>
    <meta:editing-cycles>92</meta:editing-cycles>
    <meta:creation-date>2021-09-11T10:17:00</meta:creation-date>
    <dc:date>2023-05-12T16:19:31.791482394</dc:date>
    <dc:language>ru-RU</dc:language>
    <meta:editing-duration>PT5H47M25S</meta:editing-duration>
    <meta:generator>LibreOffice/6.4.7.2$Linux_X86_64 LibreOffice_project/40$Build-2</meta:generator>
    <meta:document-statistic meta:table-count="0" meta:image-count="0" meta:object-count="0" meta:page-count="3" meta:paragraph-count="39" meta:word-count="318" meta:character-count="2580" meta:non-whitespace-character-count="2300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